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Применение switch технологии в объектно-ориентированных каркасах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41:53</meta:creation-date>
    <dc:date>2018-04-21T21:44:22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67" meta:non-whitespace-character-count="59"/>
    <meta:generator>LibreOffice/3.5$Linux_x86 LibreOffice_project/350m1$Build-2</meta:generator>
  </office:meta>
</office:document-meta>
</file>